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paragraph-rsid="00152002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bold" officeooo:rsid="00152002" officeooo:paragraph-rsid="00152002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ba99"/>
    </style:style>
    <style:style style:name="P4" style:family="paragraph" style:parent-style-name="Standard">
      <style:paragraph-properties fo:text-align="center" style:justify-single-word="false"/>
      <style:text-properties style:font-name="Calibri Light" fo:font-weight="bold" officeooo:rsid="00152002" officeooo:paragraph-rsid="00152002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.5pt" officeooo:paragraph-rsid="0015ba99" style:font-size-asian="10.5pt" style:font-size-complex="10.5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5ba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" fo:font-weight="bold" officeooo:rsid="00152002" style:font-weight-asian="bold" style:font-weight-complex="bold"/>
    </style:style>
    <style:style style:name="T3" style:family="text">
      <style:text-properties style:font-name="Calibri Light" fo:font-weight="bold" officeooo:rsid="0015ba99" style:font-weight-asian="bold" style:font-weight-complex="bold"/>
    </style:style>
    <style:style style:name="T4" style:family="text">
      <style:text-properties style:font-name="Calibri Light" fo:font-weight="normal" officeooo:rsid="00152002" style:font-weight-asian="normal" style:font-weight-complex="normal"/>
    </style:style>
    <style:style style:name="T5" style:family="text">
      <style:text-properties style:font-name="Calibri Light" fo:font-weight="normal" officeooo:rsid="0015ba99" style:font-weight-asian="normal" style:font-weight-complex="normal"/>
    </style:style>
    <style:style style:name="T6" style:family="text">
      <style:text-properties style:font-name="Calibri Light" fo:font-weight="normal" officeooo:rsid="0016c443" style:font-weight-asian="normal" style:font-weight-complex="normal"/>
    </style:style>
    <style:style style:name="T7" style:family="text">
      <style:text-properties style:font-name="Calibri Light" fo:font-size="10.5pt" fo:font-weight="normal" officeooo:rsid="00152002" style:font-size-asian="10.5pt" style:font-weight-asian="normal" style:font-size-complex="10.5pt" style:font-weight-complex="normal"/>
    </style:style>
    <style:style style:name="T8" style:family="text">
      <style:text-properties style:font-name="Calibri Light" fo:font-size="10.5pt" fo:font-weight="normal" officeooo:rsid="0015ba99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- Sistemas Raid</text:p>
      <text:p text:style-name="P1"/>
      <text:p text:style-name="P2"><text:span text:style-name="T1">Realiza los siguientes ejercicios </text:span>utilizando el menor número de discos<text:span text:style-name="T1"> posibles que permita cada nivel.</text:span></text:p>
      <text:p text:style-name="P2"/>
      <text:p text:style-name="P3"><text:span text:style-name="T2">Ejercicio 1.- </text:span><text:span text:style-name="T4">Dibuja la estructura de un sistema RAID 0+1 que almacene </text:span><text:span text:style-name="T5">los siguientes </text:span><text:span text:style-name="T4">datos:</text:span></text:p>
      <text:list xml:id="list185184104" text:style-name="L1">
        <text:list-item>
          <text:p text:style-name="P7"><text:span text:style-name="T4">B</text:span><text:span text:style-name="T5">loque A: A1 – A8</text:span></text:p>
        </text:list-item>
        <text:list-item>
          <text:p text:style-name="P7"><text:span text:style-name="T4">B</text:span><text:span text:style-name="T5">loque B: B1 – </text:span><text:span text:style-name="T6">B</text:span><text:span text:style-name="T5">8</text:span></text:p>
        </text:list-item>
      </text:list>
      <text:p text:style-name="P6"/>
      <text:p text:style-name="P3"><text:span text:style-name="T2">Ejercicio 2.-</text:span><text:span text:style-name="T4"> Dibuja la estructura de un sistema RAID 1+0 que almacene </text:span><text:span text:style-name="T5">los siguientes </text:span><text:span text:style-name="T4">datos:</text:span></text:p>
      <text:list xml:id="list81627636386311" text:continue-numbering="true" text:style-name="L1">
        <text:list-item>
          <text:p text:style-name="P8"><text:span text:style-name="T7">B</text:span><text:span text:style-name="T8">loque A: A1 – A4</text:span></text:p>
        </text:list-item>
        <text:list-item>
          <text:p text:style-name="P8"><text:span text:style-name="T7">B</text:span><text:span text:style-name="T8">loque B: B1 – B4</text:span></text:p>
        </text:list-item>
        <text:list-item>
          <text:p text:style-name="P8"><text:span text:style-name="T7">B</text:span><text:span text:style-name="T8">loque C: C1 – C4</text:span></text:p>
        </text:list-item>
        <text:list-item>
          <text:p text:style-name="P8"><text:span text:style-name="T7">B</text:span><text:span text:style-name="T8">loque D: D1 – D4</text:span></text:p>
          <text:p text:style-name="P5"/>
        </text:list-item>
      </text:list>
      <text:p text:style-name="P3"><text:span text:style-name="T2">Ejercicio 3.-</text:span><text:span text:style-name="T4"> Dibuja la estructura de un sistema RAID 3+0 que almacene </text:span><text:span text:style-name="T5">los siguientes </text:span><text:span text:style-name="T4">datos:</text:span></text:p>
      <text:list xml:id="list81627620901415" text:continue-numbering="true" text:style-name="L1">
        <text:list-item>
          <text:p text:style-name="P8"><text:span text:style-name="T7">B</text:span><text:span text:style-name="T8">loque A: A1 – A8</text:span></text:p>
        </text:list-item>
        <text:list-item>
          <text:p text:style-name="P8"><text:span text:style-name="T7">B</text:span><text:span text:style-name="T8">loque B: B1 – B8</text:span></text:p>
        </text:list-item>
        <text:list-item>
          <text:p text:style-name="P8"><text:span text:style-name="T7">B</text:span><text:span text:style-name="T8">loque C: C1 – C8</text:span></text:p>
        </text:list-item>
        <text:list-item>
          <text:p text:style-name="P8"><text:span text:style-name="T7">B</text:span><text:span text:style-name="T8">loque D: D1 – D8</text:span></text:p>
          <text:p text:style-name="P5"/>
        </text:list-item>
      </text:list>
      <text:p text:style-name="P3"><text:span text:style-name="T2">Ejercicio 4.-</text:span><text:span text:style-name="T4"> Dibuja la estructura de un sistema RAID 1+0+0 que almacene </text:span><text:span text:style-name="T5">los siguientes </text:span><text:span text:style-name="T4">datos:</text:span></text:p>
      <text:list xml:id="list81628691004031" text:continue-numbering="true" text:style-name="L1">
        <text:list-item>
          <text:p text:style-name="P8"><text:span text:style-name="T7">B</text:span><text:span text:style-name="T8">loque A: A1 – A8</text:span></text:p>
        </text:list-item>
        <text:list-item>
          <text:p text:style-name="P8"><text:span text:style-name="T7">B</text:span><text:span text:style-name="T8">loque B: B1 – B8</text:span></text:p>
        </text:list-item>
        <text:list-item>
          <text:p text:style-name="P8"><text:span text:style-name="T7">B</text:span><text:span text:style-name="T8">loque C: C1 – C8</text:span></text:p>
          <text:p text:style-name="P5"/>
        </text:list-item>
      </text:list>
      <text:p text:style-name="P3"><text:span text:style-name="T2">Ejercicio </text:span><text:span text:style-name="T3">5</text:span><text:span text:style-name="T2">.-</text:span><text:span text:style-name="T4"> Dibuja la estructura de un sistema RAID </text:span><text:span text:style-name="T5">5+1</text:span><text:span text:style-name="T4"> que almacene </text:span><text:span text:style-name="T5">los siguientes </text:span><text:span text:style-name="T4">datos:</text:span></text:p>
      <text:list xml:id="list81626608274800" text:continue-numbering="true" text:style-name="L1">
        <text:list-item>
          <text:p text:style-name="P8"><text:span text:style-name="T7">B</text:span><text:span text:style-name="T8">loque A: A1 – A8</text:span></text:p>
        </text:list-item>
        <text:list-item>
          <text:p text:style-name="P8"><text:span text:style-name="T7">B</text:span><text:span text:style-name="T8">loque B: B1 – B8</text:span></text:p>
        </text:list-item>
        <text:list-item>
          <text:p text:style-name="P8"><text:span text:style-name="T7">B</text:span><text:span text:style-name="T8">loque C: C1 – C8</text:span></text:p>
        </text:list-item>
        <text:list-item>
          <text:p text:style-name="P8"><text:span text:style-name="T7">B</text:span><text:span text:style-name="T8">loque D: D1 – D8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2:38:20.547000000</meta:creation-date>
    <dc:date>2023-01-26T08:16:26.301000000</dc:date>
    <meta:editing-duration>PT19M13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7" meta:word-count="182" meta:character-count="900" meta:non-whitespace-character-count="745"/>
  </office:meta>
</office:document-meta>
</file>